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fill="none" draw:textarea-horizontal-align="center" draw:textarea-vertical-align="middle" fo:padding-top="0.012cm" fo:padding-bottom="0.012cm" fo:padding-left="0.012cm" fo:padding-right="0.012cm"/>
    </style:style>
    <style:style style:name="gr2" style:family="graphic" style:parent-style-name="standard">
      <style:graphic-properties svg:stroke-width="0.025cm" draw:marker-start-width="0.161cm" draw:marker-end-width="0.161cm" draw:fill="none" draw:textarea-horizontal-align="center" draw:textarea-vertical-align="middle" fo:padding-top="0.012cm" fo:padding-bottom="0.012cm" fo:padding-left="0.012cm" fo:padding-right="0.012cm"/>
    </style:style>
    <style:style style:name="gr3" style:family="graphic" style:parent-style-name="standard">
      <style:graphic-properties svg:stroke-width="0.025cm" draw:marker-end="Arrow" draw:marker-end-width="0.305cm" draw:fill="none" draw:textarea-horizontal-align="center" draw:textarea-vertical-align="middle" fo:padding-top="0.012cm" fo:padding-bottom="0.012cm" fo:padding-left="0.012cm" fo:padding-right="0.012cm"/>
    </style:style>
    <style:style style:name="gr4" style:family="graphic" style:parent-style-name="standard">
      <style:graphic-properties svg:stroke-width="0.025cm" draw:marker-start="Arrow" draw:marker-end="" draw:marker-end-width="0.305cm" draw:fill="none" draw:textarea-horizontal-align="center" draw:textarea-vertical-align="middle" fo:padding-top="0.012cm" fo:padding-bottom="0.012cm" fo:padding-left="0.012cm" fo:padding-right="0.012cm"/>
    </style:style>
    <style:style style:name="gr5" style:family="graphic" style:parent-style-name="standard">
      <style:graphic-properties draw:stroke="dash" draw:stroke-dash="Fine_20_Dashed_20__28_var_29_" svg:stroke-width="0.025cm" draw:marker-end="Arrow" draw:marker-end-width="0.152cm" draw:fill="none" draw:textarea-horizontal-align="center" draw:textarea-vertical-align="middle" fo:padding-top="0.012cm" fo:padding-bottom="0.012cm" fo:padding-left="0.012cm" fo:padding-right="0.012cm"/>
    </style:style>
    <style:style style:name="gr6" style:family="graphic" style:parent-style-name="standard">
      <style:graphic-properties draw:stroke="none" svg:stroke-width="0.025cm" svg:stroke-color="#000000" draw:fill="none" draw:fill-color="#ffffff" fo:min-height="0.484cm" fo:padding-top="0.012cm" fo:padding-bottom="0.012cm" fo:padding-left="0.012cm" fo:padding-right="0.012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08cm" svg:height="2.54cm" svg:x="13.7cm" svg:y="1.516cm">
          <text:p text:style-name="P1"><text:span text:style-name="T1">App Core Triead</text:span></text:p>
          <text:p text:style-name="P1"><text:span text:style-name="T1">(contains input labels,</text:span></text:p>
          <text:p text:style-name="P1"><text:span text:style-name="T1">output tables, logic)</text:span></text:p>
        </draw:rect>
        <draw:ellipse draw:style-name="gr2" draw:text-style-name="P1" draw:layer="layout" svg:width="2.032cm" svg:height="1.016cm" svg:x="4.556cm" svg:y="1.516cm">
          <text:p text:style-name="P1"><text:span text:style-name="T1">in</text:span></text:p>
        </draw:ellipse>
        <draw:ellipse draw:style-name="gr2" draw:text-style-name="P1" draw:layer="layout" svg:width="2.032cm" svg:height="1.016cm" svg:x="7.604cm" svg:y="2.278cm">
          <text:p text:style-name="P1"><text:span text:style-name="T1">out</text:span></text:p>
        </draw:ellipse>
        <draw:ellipse draw:style-name="gr2" draw:text-style-name="P1" draw:layer="layout" svg:width="2.032cm" svg:height="1.016cm" svg:x="10.652cm" svg:y="3.04cm">
          <text:p text:style-name="P1"><text:span text:style-name="T1">rqdump</text:span></text:p>
        </draw:ellipse>
        <draw:line draw:style-name="gr3" draw:text-style-name="P2" draw:layer="layout" svg:x1="6.588cm" svg:y1="2.024cm" svg:x2="13.7cm" svg:y2="2.024cm">
          <text:p/>
        </draw:line>
        <draw:line draw:style-name="gr4" draw:text-style-name="P2" draw:layer="layout" svg:x1="9.636cm" svg:y1="2.786cm" svg:x2="13.7cm" svg:y2="2.786cm">
          <text:p/>
        </draw:line>
        <draw:line draw:style-name="gr3" draw:text-style-name="P2" draw:layer="layout" svg:x1="12.684cm" svg:y1="3.548cm" svg:x2="13.7cm" svg:y2="3.548cm">
          <text:p/>
        </draw:line>
        <draw:line draw:style-name="gr5" draw:text-style-name="P2" draw:layer="layout" svg:x1="12.684cm" svg:y1="2.024cm" svg:x2="12.684cm" svg:y2="2.786cm">
          <text:p/>
        </draw:line>
        <draw:frame draw:style-name="gr6" draw:text-style-name="P2" draw:layer="layout" svg:width="1.524cm" svg:height="0.508cm" svg:x="11.16cm" svg:y="2.278cm">
          <draw:text-box>
            <text:p text:style-name="P2"><text:span text:style-name="T2">control</text:span></text:p>
          </draw:text-box>
        </draw:frame>
        <draw:rect draw:style-name="gr1" draw:text-style-name="P1" draw:layer="layout" svg:width="2.54cm" svg:height="1.524cm" svg:x="1.508cm" svg:y="3.04cm">
          <text:p text:style-name="P1"><text:span text:style-name="T1">Listener</text:span></text:p>
          <text:p text:style-name="P1"><text:span text:style-name="T1">Triead</text:span></text:p>
        </draw:rect>
        <draw:rect draw:style-name="gr1" draw:text-style-name="P1" draw:layer="layout" svg:width="3.048cm" svg:height="2.032cm" svg:x="2.016cm" svg:y="7.612cm">
          <text:p text:style-name="P1"><text:span text:style-name="T1">Client Reader</text:span></text:p>
          <text:p text:style-name="P1"><text:span text:style-name="T1">Triead (1)</text:span></text:p>
        </draw:rect>
        <draw:rect draw:style-name="gr1" draw:text-style-name="P1" draw:layer="layout" svg:width="3.048cm" svg:height="2.54cm" svg:x="5.572cm" svg:y="7.612cm">
          <text:p text:style-name="P1"><text:span text:style-name="T1">Client Writer</text:span></text:p>
          <text:p text:style-name="P1"><text:span text:style-name="T1">Triead (1)</text:span></text:p>
          <text:p text:style-name="P1"><text:span text:style-name="T1">(contains the</text:span></text:p>
          <text:p text:style-name="P1"><text:span text:style-name="T1">query logic)</text:span></text:p>
        </draw:rect>
        <draw:rect draw:style-name="gr1" draw:text-style-name="P1" draw:layer="layout" svg:width="3.048cm" svg:height="2.032cm" svg:x="10.144cm" svg:y="7.612cm">
          <text:p text:style-name="P1"><text:span text:style-name="T1">Client Reader</text:span></text:p>
          <text:p text:style-name="P1"><text:span text:style-name="T1">Triead (2)</text:span></text:p>
        </draw:rect>
        <draw:rect draw:style-name="gr1" draw:text-style-name="P1" draw:layer="layout" svg:width="3.048cm" svg:height="2.54cm" svg:x="13.7cm" svg:y="7.612cm">
          <text:p text:style-name="P1"><text:span text:style-name="T1">Client Writer</text:span></text:p>
          <text:p text:style-name="P1"><text:span text:style-name="T1">Triead (2)</text:span></text:p>
          <text:p text:style-name="P1"><text:span text:style-name="T1">(contains the</text:span></text:p>
          <text:p text:style-name="P1"><text:span text:style-name="T1">query logic)</text:span></text:p>
        </draw:rect>
        <draw:line draw:style-name="gr3" draw:text-style-name="P2" draw:layer="layout" svg:x1="3.286cm" svg:y1="7.612cm" svg:x2="5.572cm" svg:y2="2.532cm">
          <text:p/>
        </draw:line>
        <draw:line draw:style-name="gr3" draw:text-style-name="P2" draw:layer="layout" svg:x1="8.62cm" svg:y1="3.294cm" svg:x2="7.096cm" svg:y2="7.612cm">
          <text:p/>
        </draw:line>
        <draw:line draw:style-name="gr3" draw:text-style-name="P2" draw:layer="layout" svg:x1="7.096cm" svg:y1="7.612cm" svg:x2="11.668cm" svg:y2="4.056cm">
          <text:p/>
        </draw:line>
        <draw:line draw:style-name="gr3" draw:text-style-name="P2" draw:layer="layout" svg:x1="11.668cm" svg:y1="7.612cm" svg:x2="5.572cm" svg:y2="2.532cm">
          <text:p/>
        </draw:line>
        <draw:line draw:style-name="gr3" draw:text-style-name="P2" draw:layer="layout" svg:x1="8.62cm" svg:y1="3.294cm" svg:x2="15.224cm" svg:y2="7.612cm">
          <text:p/>
        </draw:line>
        <draw:line draw:style-name="gr3" draw:text-style-name="P2" draw:layer="layout" svg:x1="15.224cm" svg:y1="7.612cm" svg:x2="11.668cm" svg:y2="4.0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ey Babkin</meta:initial-creator>
    <meta:creation-date>2012-02-09T22:47:24</meta:creation-date>
    <dc:date>2013-05-26T20:47:31</dc:date>
    <dc:creator>Sergey Babkin</dc:creator>
    <meta:editing-duration>PT01H11M00S</meta:editing-duration>
    <meta:editing-cycles>18</meta:editing-cycles>
    <meta:generator>OpenOffice.org/3.1$Unix OpenOffice.org_project/310m19$Build-9420</meta:generator>
    <meta:document-statistic meta:object-count="20"/>
  </office:meta>
</office:document-meta>
</file>